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2cm" fo:min-width="3.691cm"/>
    </style:style>
    <style:style style:name="gr2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1.27cm" svg:x="8.239cm" svg:y="3.54cm">
          <text:p text:style-name="P1">Organiz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91cm" svg:height="1.27cm" svg:x="8.239cm" svg:y="8.366cm">
          <text:p text:style-name="P1">Don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1.27cm" svg:x="11.16cm" svg:y="13.192cm">
          <text:p text:style-name="P1">Credit 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1.27cm" svg:x="5.318cm" svg:y="13.192cm">
          <text:p text:style-name="P1">Transa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334cm" svg:y1="4.81cm" svg:x2="10.334cm" svg:y2="8.366cm" draw:start-shape="id1" draw:start-glue-point="2" draw:end-shape="id2" draw:end-glue-point="0" svg:d="M10334 4810v3556" svg:viewBox="0 0 1 3557">
          <text:p text:style-name="P1">0</text:p>
          <text:p text:style-name="P1"/>
          <text:p text:style-name="P1">Has many</text:p>
          <text:p text:style-name="P1"/>
          <text:p text:style-name="P1">*</text:p>
        </draw:connector>
        <draw:connector draw:style-name="gr2" draw:text-style-name="P1" draw:layer="layout" svg:x1="11.668cm" svg:y1="9.636cm" svg:x2="11.668cm" svg:y2="13.192cm" svg:d="M11668 9636v3556" svg:viewBox="0 0 1 3557">
          <text:p text:style-name="P1">0</text:p>
          <text:p text:style-name="P1"/>
          <text:p text:style-name="P1">Has many</text:p>
          <text:p text:style-name="P1"/>
          <text:p text:style-name="P1">*</text:p>
        </draw:connector>
        <draw:connector draw:style-name="gr2" draw:text-style-name="P1" draw:layer="layout" svg:x1="8.747cm" svg:y1="9.636cm" svg:x2="8.747cm" svg:y2="13.192cm" svg:d="M8747 9636v3556" svg:viewBox="0 0 1 3557">
          <text:p text:style-name="P1">0</text:p>
          <text:p text:style-name="P1"/>
          <text:p text:style-name="P1">Has many</text:p>
          <text:p text:style-name="P1"/>
          <text:p text:style-name="P1">*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9:38:22.896000000</meta:creation-date>
    <dc:date>2019-03-28T19:48:43.442000000</dc:date>
    <meta:editing-duration>P0D</meta:editing-duration>
    <meta:editing-cycles>1</meta:editing-cycles>
    <meta:document-statistic meta:object-count="7"/>
    <meta:generator>LibreOffice/6.2.1.2$Windows_X86_64 LibreOffice_project/7bcb35dc3024a62dea0caee87020152d1ee96e71</meta:generator>
  </office:meta>
</office:document-meta>
</file>